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Query.getMinimumNumberShoul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rewrite( IndexReader read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ooleanWeight.BooleanWeight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Query.getSimilarity( Searcher searc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leanQuery.add( BooleanClause cl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Quer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Weight.sumOfSquaredWeigh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ooleanQuer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Weight.explain( IndexReader reader , int do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BooleanQuery.Boolean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Query.getAllowDoc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setUseScorer14( boolean use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Weight.normalize( float n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Query.setMinimumNumberShouldMatch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Query.setAllowDocsOutOfOrder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Weight.scorer( 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oleanQuery.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Query.getUseScorer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setMaxClauseCount( int maxClaus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oManyClauses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coord( int overlap , int maxOverl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Query.BooleanQuery( boolean disableCo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toString( String field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ooleanQuery.getMaxClaus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oManyClauses.TooMany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Query.getClau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add( Query query , BooleanClause . Occur occ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Query.isCoord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